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Background">
      <style:graphic-properties draw:textarea-vertical-align="middle" fo:min-height="11.25cm" fo:min-width="11cm"/>
    </style:style>
    <style:style style:name="gr2" style:family="graphic" style:parent-style-name="Internal_20_device">
      <style:graphic-properties draw:textarea-vertical-align="middle" draw:auto-grow-height="false"/>
    </style:style>
    <style:style style:name="gr3" style:family="graphic" style:parent-style-name="External_20_connector">
      <style:graphic-properties draw:textarea-vertical-align="middle"/>
    </style:style>
    <style:style style:name="gr4" style:family="graphic" style:parent-style-name="External_20_connector">
      <style:graphic-properties draw:textarea-vertical-align="middle" draw:auto-grow-height="false"/>
    </style:style>
    <style:style style:name="gr5" style:family="graphic" style:parent-style-name="External_20_connector">
      <style:graphic-properties draw:textarea-vertical-align="middle" fo:min-height="1.75cm" fo:min-width="1.5cm"/>
    </style:style>
    <style:style style:name="gr6" style:family="graphic" style:parent-style-name="objectwithoutfill">
      <style:graphic-properties draw:marker-start="Symmetric_20_Arrow" draw:marker-end="Symmetric_20_Arrow" draw:textarea-vertical-align="middle"/>
    </style:style>
    <style:style style:name="gr7" style:family="graphic" style:parent-style-name="objectwithoutfill">
      <style:graphic-properties draw:marker-start="" draw:marker-end="Symmetric_20_Arrow" draw:textarea-vertical-align="middle"/>
    </style:style>
    <style:style style:name="gr8" style:family="graphic" style:parent-style-name="objectwithoutfill">
      <style:graphic-properties draw:marker-start="" draw:marker-end="Symmetric_20_Arrow" draw:textarea-vertical-align="middle"/>
    </style:style>
    <style:style style:name="gr9" style:family="graphic" style:parent-style-name="objectwithoutfill">
      <style:graphic-properties draw:marker-start="Symmetric_20_Arrow" draw:marker-end="" draw:textarea-vertical-align="middle"/>
    </style:style>
    <style:style style:name="gr10" style:family="graphic" style:parent-style-name="objectwithoutfill">
      <style:graphic-properties draw:marker-start="Symmetric_20_Arrow" draw:marker-end="Symmetric_20_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11.5cm" svg:x="0.25cm" svg:y="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.5cm" svg:x="0.5cm" svg:y="4.5cm">
          <text:p text:style-name="P1">FPGA</text:p>
          <text:p text:style-name="P1">Xilinx Spartan-3A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3cm" svg:x="10cm" svg:y="4.25cm">
          <text:p text:style-name="P1">SDRAM</text:p>
          <text:p text:style-name="P1">64Mbi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2.5cm" svg:height="1.001cm" svg:x="5cm" svg:y="1.999cm">
            <text:p text:style-name="P1">Ethernet PH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cm" svg:height="1.001cm" svg:x="7.5cm" svg:y="1.999cm">
            <text:p text:style-name="P1">PLL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1.5cm" svg:height="2cm" svg:x="10cm" svg:y="1.5cm">
          <text:p text:style-name="P1">OS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cm" svg:x="4cm" svg:y="8cm">
          <text:p text:style-name="P1">Bus transcei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.5cm" svg:x="8.5cm" svg:y="8cm">
          <text:p text:style-name="P1">Voltage</text:p>
          <text:p text:style-name="P1">Regulators</text:p>
          <text:p text:style-name="P1">1.2V, 3.3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0cm" svg:y="11cm">
          <text:p text:style-name="P1">PR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1cm" svg:x="2.5cm" svg:y="0cm">
          <text:p text:style-name="P1">microS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cm" svg:height="1cm" svg:x="5cm" svg:y="0cm">
          <text:p text:style-name="P1">RJ4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4cm" svg:y="11cm">
          <text:p text:style-name="P1">Amiga 500 expansion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2cm" svg:y="11cm">
          <text:p text:style-name="P1">JTA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0cm" svg:y="0cm">
          <text:p text:style-name="P1">UART/</text:p>
          <text:p text:style-name="P1">DEBU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0cm" svg:y="11cm">
          <text:p text:style-name="P1">External</text:p>
          <text:p text:style-name="P1">pow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5cm" svg:y1="11cm" svg:x2="4.5cm" svg:y2="9cm">
          <text:p text:style-name="P1">D[15..0]</text:p>
        </draw:line>
        <draw:line draw:style-name="gr6" draw:text-style-name="P1" draw:layer="layout" svg:x1="8.5cm" svg:y1="6.75cm" svg:x2="10cm" svg:y2="6.75cm">
          <text:p text:style-name="P1">D[15..0]</text:p>
        </draw:line>
        <draw:line draw:style-name="gr7" draw:text-style-name="P1" draw:layer="layout" svg:x1="5.75cm" svg:y1="8cm" svg:x2="5.75cm" svg:y2="7cm">
          <text:p/>
        </draw:line>
        <draw:line draw:style-name="gr8" draw:text-style-name="P1" draw:layer="layout" svg:x1="1.5cm" svg:y1="4.5cm" svg:x2="1.5cm" svg:y2="1cm">
          <text:p text:style-name="P1">TX</text:p>
        </draw:line>
        <draw:line draw:style-name="gr9" draw:text-style-name="P1" draw:layer="layout" svg:x1="0.75cm" svg:y1="4.5cm" svg:x2="0.75cm" svg:y2="1cm">
          <text:p text:style-name="P1">RX</text:p>
        </draw:line>
        <draw:line draw:style-name="gr6" draw:text-style-name="P1" draw:layer="layout" svg:x1="6.25cm" svg:y1="4.5cm" svg:x2="6.25cm" svg:y2="3cm">
          <text:p text:style-name="P2">RMII</text:p>
        </draw:line>
        <draw:line draw:style-name="gr6" draw:text-style-name="P1" draw:layer="layout" svg:x1="3.5cm" svg:y1="4.5cm" svg:x2="3.5cm" svg:y2="1cm">
          <text:p text:style-name="P1">SPI</text:p>
        </draw:line>
        <draw:line draw:style-name="gr9" draw:text-style-name="P1" draw:layer="layout" svg:x1="8.5cm" svg:y1="2.5cm" svg:x2="10cm" svg:y2="2.5cm">
          <text:p text:style-name="P1">25 MHz</text:p>
        </draw:line>
        <draw:line draw:style-name="gr9" draw:text-style-name="P1" draw:layer="layout" svg:x1="8cm" svg:y1="4.5cm" svg:x2="8cm" svg:y2="3cm">
          <text:p text:style-name="P1">50 MHz</text:p>
        </draw:line>
        <draw:line draw:style-name="gr10" draw:text-style-name="P1" draw:layer="layout" svg:x1="4.5cm" svg:y1="8cm" svg:x2="4.5cm" svg:y2="7cm">
          <text:p/>
        </draw:line>
        <draw:line draw:style-name="gr8" draw:text-style-name="P1" draw:layer="layout" svg:x1="9cm" svg:y1="11cm" svg:x2="9cm" svg:y2="9.5cm">
          <text:p text:style-name="P1">5V</text:p>
        </draw:line>
        <draw:line draw:style-name="gr8" draw:text-style-name="P1" draw:layer="layout" svg:x1="11cm" svg:y1="11cm" svg:x2="11cm" svg:y2="9.5cm">
          <text:p text:style-name="P1">5V..12V</text:p>
        </draw:line>
        <draw:line draw:style-name="gr10" draw:text-style-name="P1" draw:layer="layout" svg:x1="6.25cm" svg:y1="1.999cm" svg:x2="6.25cm" svg:y2="1cm">
          <text:p/>
        </draw:line>
        <draw:line draw:style-name="gr10" draw:text-style-name="P1" draw:layer="layout" svg:x1="2.75cm" svg:y1="11cm" svg:x2="2.75cm" svg:y2="7cm">
          <text:p/>
        </draw:line>
        <draw:line draw:style-name="gr8" draw:text-style-name="P1" draw:layer="layout" svg:x1="5.75cm" svg:y1="11cm" svg:x2="5.75cm" svg:y2="9cm">
          <text:p text:style-name="P1">A[23..1]</text:p>
        </draw:line>
        <draw:line draw:style-name="gr6" draw:text-style-name="P1" draw:layer="layout" svg:x1="7cm" svg:y1="11cm" svg:x2="7cm" svg:y2="9cm">
          <text:p text:style-name="P1">CTRL</text:p>
        </draw:line>
        <draw:line draw:style-name="gr10" draw:text-style-name="P1" draw:layer="layout" svg:x1="7cm" svg:y1="8cm" svg:x2="7cm" svg:y2="7cm">
          <text:p/>
        </draw:line>
        <draw:line draw:style-name="gr7" draw:text-style-name="P1" draw:layer="layout" svg:x1="0.75cm" svg:y1="11cm" svg:x2="0.75cm" svg:y2="7cm">
          <text:p/>
        </draw:line>
        <draw:line draw:style-name="gr8" draw:text-style-name="P1" draw:layer="layout" svg:x1="8.5cm" svg:y1="5.75cm" svg:x2="10cm" svg:y2="5.75cm">
          <text:p text:style-name="P1">ADDR,</text:p>
          <text:p text:style-name="P1">CTRL</text:p>
        </draw:line>
        <draw:line draw:style-name="gr8" draw:text-style-name="P1" draw:layer="layout" svg:x1="8.5cm" svg:y1="4.75cm" svg:x2="10cm" svg:y2="4.75cm">
          <text:p text:style-name="P1">CLK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cm" svg:stroke-color="#000000" draw:marker-start-width="0.275cm" draw:marker-end-width="0.275cm" svg:stroke-opacity="100%" draw:fill="none" draw:fill-gradient-name="Gradient_20_7" draw:fill-hatch-name="Hatching_20_1" draw:fill-image-name="Bitmape_20_1" draw:opacity="100%" draw:fill-image-width="0cm" draw:fill-image-height="0cm" draw:textarea-horizontal-align="center" draw:textarea-vertical-align="middle" draw:fit-to-size="false" draw:fit-to-contour="false" fo:padding-top="0cm" fo:padding-bottom="0.6cm" fo:padding-left="0cm" fo:padding-right="0cm" draw:shadow-opacity="100%" draw:measure-align="automatic" draw:measure-vertical-align="automatic" draw:parallel="false"/>
      <style:paragraph-properties fo:text-align="center">
        <style:tab-stops/>
      </style:paragraph-properties>
      <style:text-properties style:text-outline="false" fo:font-size="8pt" fo:text-shadow="none" style:font-relief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xternal_20_connector" style:display-name="External connector" style:family="graphic" style:parent-style-name="objectwithshadow">
      <style:graphic-properties draw:stroke-dash="Dash_20_2" svg:stroke-width="0.025cm" svg:stroke-color="#660066" draw:marker-start-width="0.237cm" draw:marker-end-width="0.237cm" draw:fill-color="#ff66cc" draw:fill-gradient-name="Gradient_20_7" draw:fill-hatch-name="Hatching_20_1" draw:fill-image-name="Bitmape_20_1" draw:opacity="100%" draw:fill-image-width="0cm" draw:fill-image-height="0cm" draw:auto-grow-height="false" draw:shadow="visible" draw:shadow-offset-x="0.025cm" draw:shadow-offset-y="0.025cm" draw:shadow-opacity="100%"/>
      <style:text-properties fo:font-size="10pt"/>
    </style:style>
    <style:style style:name="Internal_20_device" style:display-name="Internal device" style:family="graphic" style:parent-style-name="objectwithshadow">
      <style:graphic-properties draw:stroke="solid" draw:stroke-dash="Ultrafine_20_Dashed" svg:stroke-width="0.025cm" svg:stroke-color="#000000" draw:marker-start-width="0.237cm" draw:marker-end-width="0.237cm" svg:stroke-opacity="100%" draw:fill-gradient-name="Gradient_20_7" draw:fill-hatch-name="Hatching_20_1" draw:fill-image-name="Bitmape_20_1" draw:shadow-offset-x="0.025cm" draw:shadow-offset-y="0.025cm"/>
      <style:text-properties fo:font-size="10pt"/>
    </style:style>
    <style:style style:name="Background" style:family="graphic" style:parent-style-name="objectwithshadow">
      <style:graphic-properties draw:stroke-dash="Dash_20_2" svg:stroke-color="#000000" draw:fill-color="#eeeeee" draw:fill-gradient-name="Gradient_20_7" draw:fill-hatch-name="Hatching_20_1" draw:fill-image-name="Bitmape_20_1" draw:opacity="100%" draw:fill-image-width="0cm" draw:fill-image-height="0cm" draw:shadow-offset-x="0.05cm" draw:shadow-offset-y="0.05cm" draw:shadow-opacity="100%"/>
    </style:style>
  </office:styles>
  <office:automatic-styles>
    <style:page-layout style:name="PM0">
      <style:page-layout-properties fo:margin-top="0cm" fo:margin-bottom="0cm" fo:margin-left="0cm" fo:margin-right="0cm" fo:page-width="12.25cm" fo:page-height="12.25cm" style:print-orientation="landscape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3T21:54:19.635314228</meta:creation-date>
    <dc:date>2014-01-04T01:36:08.708989383</dc:date>
    <meta:editing-duration>PT3H14M29S</meta:editing-duration>
    <meta:editing-cycles>63</meta:editing-cycles>
    <meta:generator>LibreOffice/4.1.4.2$Linux_X86_64 LibreOffice_project/410m0$Build-2</meta:generator>
    <meta:document-statistic meta:object-count="36"/>
  </office:meta>
</office:document-meta>
</file>